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Arial Unicode MS1" svg:font-family="'Arial Unicode MS'" style:font-family-generic="swiss"/>
    <style:font-face style:name="Helvetica Neue" svg:font-family="'Helvetica Neu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Helvetica Neue" officeooo:rsid="00168282" officeooo:paragraph-rsid="00168282"/>
    </style:style>
    <style:style style:name="P2" style:family="paragraph" style:parent-style-name="Standard">
      <style:text-properties style:font-name="Helvetica Neue" officeooo:rsid="001712a4" officeooo:paragraph-rsid="00168282"/>
    </style:style>
    <style:style style:name="P3" style:family="paragraph" style:parent-style-name="Standard">
      <style:text-properties style:font-name="Helvetica Neue" officeooo:rsid="00180e52" officeooo:paragraph-rsid="00180e52"/>
    </style:style>
    <style:style style:name="P4" style:family="paragraph" style:parent-style-name="Standard">
      <style:paragraph-properties>
        <style:tab-stops>
          <style:tab-stop style:position="6.9425in" style:type="right"/>
        </style:tab-stops>
      </style:paragraph-properties>
      <style:text-properties style:font-name="Helvetica Neue" officeooo:rsid="00180e52" officeooo:paragraph-rsid="001a9b24"/>
    </style:style>
    <style:style style:name="P5" style:family="paragraph" style:parent-style-name="Standard">
      <style:text-properties style:font-name="Helvetica Neue" officeooo:rsid="001960f7" officeooo:paragraph-rsid="001960f7"/>
    </style:style>
    <style:style style:name="P6" style:family="paragraph" style:parent-style-name="Standard">
      <style:text-properties style:font-name="Helvetica Neue" officeooo:rsid="00199295" officeooo:paragraph-rsid="00199295"/>
    </style:style>
    <style:style style:name="P7" style:family="paragraph" style:parent-style-name="Standard">
      <style:paragraph-properties>
        <style:tab-stops>
          <style:tab-stop style:position="6.9425in" style:type="right"/>
        </style:tab-stops>
      </style:paragraph-properties>
      <style:text-properties style:font-name="Helvetica Neue" officeooo:rsid="00199295" officeooo:paragraph-rsid="001a9b24"/>
    </style:style>
    <style:style style:name="P8" style:family="paragraph" style:parent-style-name="Standard">
      <style:paragraph-properties fo:break-before="page"/>
      <style:text-properties style:font-name="Helvetica Neue" officeooo:rsid="00168282" officeooo:paragraph-rsid="001a9b24"/>
    </style:style>
    <style:style style:name="P9" style:family="paragraph" style:parent-style-name="Standard" style:list-style-name="L1">
      <style:text-properties style:font-name="Helvetica Neue" officeooo:rsid="00180e52" officeooo:paragraph-rsid="00180e52"/>
    </style:style>
    <style:style style:name="P10" style:family="paragraph" style:parent-style-name="Standard" style:list-style-name="L1">
      <style:text-properties style:font-name="Helvetica Neue" officeooo:rsid="00180e52" officeooo:paragraph-rsid="001e9843"/>
    </style:style>
    <style:style style:name="P11" style:family="paragraph" style:parent-style-name="Standard" style:list-style-name="L2">
      <style:text-properties style:font-name="Helvetica Neue" officeooo:rsid="00180e52" officeooo:paragraph-rsid="00180e52"/>
    </style:style>
    <style:style style:name="P12" style:family="paragraph" style:parent-style-name="Standard" style:list-style-name="L3">
      <style:text-properties style:font-name="Helvetica Neue" officeooo:rsid="00180e52" officeooo:paragraph-rsid="00180e52"/>
    </style:style>
    <style:style style:name="P13" style:family="paragraph" style:parent-style-name="Standard" style:list-style-name="L4">
      <style:text-properties style:font-name="Helvetica Neue" officeooo:rsid="00199295" officeooo:paragraph-rsid="00199295"/>
    </style:style>
    <style:style style:name="P14" style:family="paragraph" style:parent-style-name="Standard" style:list-style-name="L4">
      <style:text-properties style:font-name="Helvetica Neue" officeooo:rsid="00199295" officeooo:paragraph-rsid="00297867"/>
    </style:style>
    <style:style style:name="P15" style:family="paragraph" style:parent-style-name="Standard">
      <style:paragraph-properties>
        <style:tab-stops>
          <style:tab-stop style:position="6.9425in" style:type="right"/>
        </style:tab-stops>
      </style:paragraph-properties>
      <style:text-properties style:font-name="Helvetica Neue" officeooo:rsid="00199295" officeooo:paragraph-rsid="001a9b24"/>
    </style:style>
    <style:style style:name="P16" style:family="paragraph" style:parent-style-name="Standard">
      <style:paragraph-properties>
        <style:tab-stops>
          <style:tab-stop style:position="6.9425in" style:type="right"/>
        </style:tab-stops>
      </style:paragraph-properties>
      <style:text-properties style:font-name="Helvetica Neue" officeooo:rsid="00199295" officeooo:paragraph-rsid="00218921"/>
    </style:style>
    <style:style style:name="P17" style:family="paragraph" style:parent-style-name="Standard" style:list-style-name="L4">
      <style:paragraph-properties>
        <style:tab-stops>
          <style:tab-stop style:position="6.9425in" style:type="right"/>
        </style:tab-stops>
      </style:paragraph-properties>
      <style:text-properties style:font-name="Helvetica Neue" officeooo:rsid="001a9b24" officeooo:paragraph-rsid="001da0c8"/>
    </style:style>
    <style:style style:name="P18" style:family="paragraph" style:parent-style-name="Standard" style:list-style-name="L4">
      <style:paragraph-properties>
        <style:tab-stops>
          <style:tab-stop style:position="6.9425in" style:type="right"/>
        </style:tab-stops>
      </style:paragraph-properties>
      <style:text-properties style:font-name="Helvetica Neue" officeooo:rsid="001a9b24" officeooo:paragraph-rsid="00224c6e"/>
    </style:style>
    <style:style style:name="P19" style:family="paragraph" style:parent-style-name="Standard" style:list-style-name="L4">
      <style:paragraph-properties>
        <style:tab-stops>
          <style:tab-stop style:position="6.9425in" style:type="right"/>
        </style:tab-stops>
      </style:paragraph-properties>
      <style:text-properties style:font-name="Helvetica Neue" officeooo:rsid="001a9b24" officeooo:paragraph-rsid="0022dc8d"/>
    </style:style>
    <style:style style:name="P20" style:family="paragraph" style:parent-style-name="Standard" style:list-style-name="L4">
      <style:paragraph-properties>
        <style:tab-stops>
          <style:tab-stop style:position="6.9425in" style:type="right"/>
        </style:tab-stops>
      </style:paragraph-properties>
      <style:text-properties style:font-name="Helvetica Neue" officeooo:rsid="001a9b24" officeooo:paragraph-rsid="0025d580"/>
    </style:style>
    <style:style style:name="P21" style:family="paragraph" style:parent-style-name="Standard">
      <style:paragraph-properties>
        <style:tab-stops>
          <style:tab-stop style:position="6.9425in" style:type="right"/>
        </style:tab-stops>
      </style:paragraph-properties>
      <style:text-properties style:font-name="Helvetica Neue" officeooo:rsid="001a9b24" officeooo:paragraph-rsid="001da0c8"/>
    </style:style>
    <style:style style:name="P22" style:family="paragraph" style:parent-style-name="Standard" style:list-style-name="L4">
      <style:paragraph-properties>
        <style:tab-stops>
          <style:tab-stop style:position="6.9425in" style:type="right"/>
        </style:tab-stops>
      </style:paragraph-properties>
      <style:text-properties style:font-name="Helvetica Neue" officeooo:rsid="001bb5ce" officeooo:paragraph-rsid="002057a5"/>
    </style:style>
    <style:style style:name="P23" style:family="paragraph" style:parent-style-name="Standard">
      <style:paragraph-properties>
        <style:tab-stops>
          <style:tab-stop style:position="6.9425in" style:type="right"/>
        </style:tab-stops>
      </style:paragraph-properties>
      <style:text-properties style:font-name="Helvetica Neue" officeooo:rsid="001da0c8" officeooo:paragraph-rsid="00224c6e"/>
    </style:style>
    <style:style style:name="P24" style:family="paragraph" style:parent-style-name="Standard">
      <style:paragraph-properties>
        <style:tab-stops>
          <style:tab-stop style:position="6.9425in" style:type="right"/>
        </style:tab-stops>
      </style:paragraph-properties>
      <style:text-properties style:font-name="Helvetica Neue" officeooo:rsid="001da0c8" officeooo:paragraph-rsid="00241e14"/>
    </style:style>
    <style:style style:name="P25" style:family="paragraph" style:parent-style-name="Standard">
      <style:text-properties style:font-name="Helvetica Neue" officeooo:rsid="001960f7" officeooo:paragraph-rsid="001960f7"/>
    </style:style>
    <style:style style:name="P26" style:family="paragraph" style:parent-style-name="Standard">
      <style:text-properties style:font-name="Helvetica Neue" officeooo:rsid="001960f7" officeooo:paragraph-rsid="00180e52"/>
    </style:style>
    <style:style style:name="P27" style:family="paragraph" style:parent-style-name="Standard">
      <style:text-properties style:font-name="Helvetica Neue" officeooo:rsid="001960f7" officeooo:paragraph-rsid="00297867"/>
    </style:style>
    <style:style style:name="P28" style:family="paragraph" style:parent-style-name="Standard" style:list-style-name="L4">
      <style:paragraph-properties>
        <style:tab-stops>
          <style:tab-stop style:position="6.9425in" style:type="right"/>
        </style:tab-stops>
      </style:paragraph-properties>
      <style:text-properties style:font-name="Helvetica Neue" officeooo:rsid="002057a5" officeooo:paragraph-rsid="002057a5"/>
    </style:style>
    <style:style style:name="P29" style:family="paragraph" style:parent-style-name="Standard">
      <style:paragraph-properties>
        <style:tab-stops>
          <style:tab-stop style:position="6.9425in" style:type="right"/>
        </style:tab-stops>
      </style:paragraph-properties>
      <style:text-properties style:font-name="Helvetica Neue" officeooo:rsid="002057a5" officeooo:paragraph-rsid="002057a5"/>
    </style:style>
    <style:style style:name="P30" style:family="paragraph" style:parent-style-name="Standard" style:list-style-name="L4">
      <style:paragraph-properties>
        <style:tab-stops>
          <style:tab-stop style:position="6.9425in" style:type="right"/>
        </style:tab-stops>
      </style:paragraph-properties>
      <style:text-properties style:font-name="Helvetica Neue" officeooo:rsid="00218921" officeooo:paragraph-rsid="00218921"/>
    </style:style>
    <style:style style:name="P31" style:family="paragraph" style:parent-style-name="Standard" style:list-style-name="L4">
      <style:paragraph-properties>
        <style:tab-stops>
          <style:tab-stop style:position="6.9425in" style:type="right"/>
        </style:tab-stops>
      </style:paragraph-properties>
      <style:text-properties style:font-name="Helvetica Neue" officeooo:rsid="00218921" officeooo:paragraph-rsid="0022dc8d"/>
    </style:style>
    <style:style style:name="P32" style:family="paragraph" style:parent-style-name="Standard" style:list-style-name="L4">
      <style:paragraph-properties>
        <style:tab-stops>
          <style:tab-stop style:position="6.9425in" style:type="right"/>
        </style:tab-stops>
      </style:paragraph-properties>
      <style:text-properties style:font-name="Helvetica Neue" officeooo:rsid="0022dc8d" officeooo:paragraph-rsid="0022dc8d"/>
    </style:style>
    <style:style style:name="P33" style:family="paragraph" style:parent-style-name="Standard" style:list-style-name="L4">
      <style:paragraph-properties>
        <style:tab-stops>
          <style:tab-stop style:position="6.9425in" style:type="right"/>
        </style:tab-stops>
      </style:paragraph-properties>
      <style:text-properties style:font-name="Helvetica Neue" officeooo:rsid="0022dc8d" officeooo:paragraph-rsid="0025d580"/>
    </style:style>
    <style:style style:name="P34" style:family="paragraph" style:parent-style-name="Standard">
      <style:paragraph-properties>
        <style:tab-stops>
          <style:tab-stop style:position="6.9425in" style:type="right"/>
        </style:tab-stops>
      </style:paragraph-properties>
      <style:text-properties style:font-name="Helvetica Neue" officeooo:rsid="0022dc8d" officeooo:paragraph-rsid="0022dc8d"/>
    </style:style>
    <style:style style:name="P35" style:family="paragraph" style:parent-style-name="Standard">
      <style:paragraph-properties>
        <style:tab-stops>
          <style:tab-stop style:position="6.9425in" style:type="right"/>
        </style:tab-stops>
      </style:paragraph-properties>
      <style:text-properties style:font-name="Helvetica Neue" officeooo:rsid="0022dc8d" officeooo:paragraph-rsid="0025d580"/>
    </style:style>
    <style:style style:name="P36" style:family="paragraph" style:parent-style-name="Standard" style:list-style-name="L4">
      <style:paragraph-properties>
        <style:tab-stops>
          <style:tab-stop style:position="6.9425in" style:type="right"/>
        </style:tab-stops>
      </style:paragraph-properties>
      <style:text-properties style:font-name="Helvetica Neue" officeooo:rsid="0023b40c" officeooo:paragraph-rsid="0023b40c"/>
    </style:style>
    <style:style style:name="P37" style:family="paragraph" style:parent-style-name="Standard" style:list-style-name="L4">
      <style:paragraph-properties>
        <style:tab-stops>
          <style:tab-stop style:position="6.9425in" style:type="right"/>
        </style:tab-stops>
      </style:paragraph-properties>
      <style:text-properties style:font-name="Helvetica Neue" officeooo:rsid="00241e14" officeooo:paragraph-rsid="00241e14"/>
    </style:style>
    <style:style style:name="P38" style:family="paragraph" style:parent-style-name="Standard">
      <style:paragraph-properties>
        <style:tab-stops>
          <style:tab-stop style:position="6.9425in" style:type="right"/>
        </style:tab-stops>
      </style:paragraph-properties>
      <style:text-properties style:font-name="Helvetica Neue" officeooo:rsid="00241e14" officeooo:paragraph-rsid="00241e14"/>
    </style:style>
    <style:style style:name="P39" style:family="paragraph" style:parent-style-name="Standard" style:list-style-name="L4">
      <style:paragraph-properties>
        <style:tab-stops>
          <style:tab-stop style:position="6.9425in" style:type="right"/>
        </style:tab-stops>
      </style:paragraph-properties>
      <style:text-properties style:font-name="Helvetica Neue" officeooo:rsid="0025d580" officeooo:paragraph-rsid="0025d580"/>
    </style:style>
    <style:style style:name="P40" style:family="paragraph" style:parent-style-name="Standard">
      <style:text-properties style:font-name="Helvetica Neue" officeooo:rsid="00297867" officeooo:paragraph-rsid="00297867"/>
    </style:style>
    <style:style style:name="T1" style:family="text">
      <style:text-properties style:font-name="Helvetica Neue" officeooo:rsid="001a9b24"/>
    </style:style>
    <style:style style:name="T2" style:family="text">
      <style:text-properties fo:font-size="40pt" fo:font-weight="250" style:font-size-asian="40pt" style:font-size-complex="40pt"/>
    </style:style>
    <style:style style:name="T3" style:family="text">
      <style:text-properties fo:font-size="40pt" fo:font-weight="250" officeooo:rsid="001712a4" style:font-size-asian="40pt" style:font-size-complex="40pt"/>
    </style:style>
    <style:style style:name="T4" style:family="text">
      <style:text-properties fo:font-size="40pt" fo:font-weight="250" officeooo:rsid="00199295" style:font-size-asian="40pt" style:font-size-complex="40pt"/>
    </style:style>
    <style:style style:name="T5" style:family="text">
      <style:text-properties fo:font-size="40pt" fo:font-weight="250" officeooo:rsid="001a9b24" style:font-size-asian="40pt" style:font-size-complex="40pt"/>
    </style:style>
    <style:style style:name="T6" style:family="text">
      <style:text-properties officeooo:rsid="001960f7"/>
    </style:style>
    <style:style style:name="T7" style:family="text">
      <style:text-properties officeooo:rsid="00199295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1a9b24"/>
    </style:style>
    <style:style style:name="T10" style:family="text">
      <style:text-properties officeooo:rsid="001bb5ce"/>
    </style:style>
    <style:style style:name="T11" style:family="text">
      <style:text-properties officeooo:rsid="001da0c8"/>
    </style:style>
    <style:style style:name="T12" style:family="text">
      <style:text-properties officeooo:rsid="001e9843"/>
    </style:style>
    <style:style style:name="T13" style:family="text">
      <style:text-properties officeooo:rsid="002057a5"/>
    </style:style>
    <style:style style:name="T14" style:family="text">
      <style:text-properties officeooo:rsid="00218921"/>
    </style:style>
    <style:style style:name="T15" style:family="text">
      <style:text-properties officeooo:rsid="00224c6e"/>
    </style:style>
    <style:style style:name="T16" style:family="text">
      <style:text-properties officeooo:rsid="0022dc8d"/>
    </style:style>
    <style:style style:name="T17" style:family="text">
      <style:text-properties officeooo:rsid="001e34ff"/>
    </style:style>
    <style:style style:name="T18" style:family="text">
      <style:text-properties officeooo:rsid="00241e14"/>
    </style:style>
    <style:style style:name="T19" style:family="text">
      <style:text-properties officeooo:rsid="0025d580"/>
    </style:style>
    <style:style style:name="T20" style:family="text">
      <style:text-properties officeooo:rsid="00297867"/>
    </style:style>
    <text:list-style style:name="L1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72in" fo:text-indent="-0.25in" fo:margin-left="2.7972in"/>
        </style:list-level-properties>
      </text:list-level-style-bullet>
    </text:list-style>
    <text:list-style style:name="L2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P</text:span><text:span text:style-name="T4">ost-</text:span><text:span text:style-name="T3">dive Checklist for Data</text:span><text:span text:style-name="T2">:</text:span></text:p>
      <text:p text:style-name="P2"/>
      <text:p text:style-name="P6">Dive:_<text:span text:style-name="T8">J2-</text:span>______</text:p>
      <text:p text:style-name="P2"/>
      <text:p text:style-name="P3">In the <text:span text:style-name="T6">r</text:span>ack</text:p>
      <text:list xml:id="list172894690" text:style-name="L1">
        <text:list-item>
          <text:p text:style-name="P9"><text:span text:style-name="T7">Pull</text:span> media <text:span text:style-name="T7">from</text:span> KiPro Ultra+ 1</text:p>
        </text:list-item>
        <text:list-item>
          <text:p text:style-name="P9"><text:span text:style-name="T7">Pull</text:span> media <text:span text:style-name="T7">from</text:span> KiPro Ultra+ 2</text:p>
        </text:list-item>
        <text:list-item>
          <text:p text:style-name="P10"><text:span text:style-name="T7">Pull</text:span> media <text:span text:style-name="T7">from</text:span> KiPro Rack</text:p>
        </text:list-item>
      </text:list>
      <text:p text:style-name="P3"/>
      <text:p text:style-name="P3">rec2</text:p>
      <text:list xml:id="list1858468063" text:style-name="L2">
        <text:list-item>
          <text:p text:style-name="P11">St<text:span text:style-name="T7">op</text:span> h.264 recorder</text:p>
        </text:list-item>
      </text:list>
      <text:p text:style-name="P3"/>
      <text:p text:style-name="P3">rec3</text:p>
      <text:list xml:id="list2641213536" text:style-name="L3">
        <text:list-item>
          <text:p text:style-name="P12">St<text:span text:style-name="T7">op</text:span> h.264 recorder</text:p>
        </text:list-item>
      </text:list>
      <text:p text:style-name="P3"/>
      <text:p text:style-name="P40">TIFGrabber</text:p>
      <text:list xml:id="list1437676493" text:style-name="L4">
        <text:list-item>
          <text:p text:style-name="P14">Verify <text:span text:style-name="T20">interval capture</text:span> is off in <text:span text:style-name="T20">TIFGrabber</text:span></text:p>
        </text:list-item>
      </text:list>
      <text:p text:style-name="P27"/>
      <text:p text:style-name="P40">Sealog</text:p>
      <text:list xml:id="list111031534817245" text:continue-numbering="true" text:style-name="L4">
        <text:list-item>
          <text:p text:style-name="P13">Verify ASNAP is off in Sealog</text:p>
        </text:list-item>
      </text:list>
      <text:p text:style-name="P26"/>
      <text:p text:style-name="P5">Notes:</text:p>
      <text:p text:style-name="P5"/>
      <text:p text:style-name="P8"><text:span text:style-name="T5">Dive Processing</text:span><text:span text:style-name="T3"> Checklist</text:span><text:span text:style-name="T2">:</text:span></text:p>
      <text:p text:style-name="P5"/>
      <text:p text:style-name="P7">Dive:_<text:span text:style-name="T8">J2-</text:span>______<text:tab/><text:span text:style-name="T14">Jason in Water</text:span>: ___/____/______ ____:____:____</text:p>
      <text:p text:style-name="P7"><text:span text:style-name="T9"><text:tab/>On Bottom</text:span>: ___/____/______ ____:____:____</text:p>
      <text:p text:style-name="P7"><text:span text:style-name="T9"><text:tab/>Off Bottom</text:span>: ___/____/______ ____:____:____</text:p>
      <text:p text:style-name="P7"><text:span text:style-name="T9"><text:tab/>Jason on Deck</text:span>: ___/____/______ ____:____:____</text:p>
      <text:p text:style-name="P16"><text:span text:style-name="T9"><text:tab/>Dive Origin</text:span>: <text:span text:style-name="T14">Lat: </text:span>____________ <text:span text:style-name="T14">Lng: </text:span>___________</text:p>
      <text:p text:style-name="P4"/>
      <text:list xml:id="list111031931972623" text:continue-numbering="true" text:style-name="L4">
        <text:list-item>
          <text:p text:style-name="P22">Verify <text:span text:style-name="T11">Sealog </text:span>Lowering Record was created and start/stop times are <text:span text:style-name="T13">roughly </text:span>correct</text:p>
        </text:list-item>
        <text:list-item>
          <text:p text:style-name="P17"><text:span text:style-name="T13">Within Sealog, set/verify</text:span> Jason in water, On Bottom, Off Bottom, Jason <text:span text:style-name="T12">on deck</text:span> times</text:p>
        </text:list-item>
        <text:list-item>
          <text:p text:style-name="P28">Within Sealog, set max depth, bounding box, <text:span text:style-name="T14">dive origin</text:span>.</text:p>
        </text:list-item>
      </text:list>
      <text:p text:style-name="P29"/>
      <text:list xml:id="list111032466352691" text:continue-numbering="true" text:style-name="L4">
        <text:list-item>
          <text:p text:style-name="P18"><text:span text:style-name="T11">Create</text:span> <text:span text:style-name="T10">l</text:span>owering <text:span text:style-name="T10">data d</text:span>irector<text:span text:style-name="T10">ies with build_cruise_directories</text:span>.py</text:p>
        </text:list-item>
      </text:list>
      <text:p text:style-name="P23"/>
      <text:list xml:id="list111031881851786" text:continue-numbering="true" text:style-name="L4">
        <text:list-item>
          <text:p text:style-name="P30">Pull *.ts, *.srt and *.txt files from rec2, rec3 to HDD connected to DataProc (MacMini)</text:p>
          <text:list>
            <text:list-item>
              <text:p text:style-name="P32">Destination: <text:span text:style-name="T17">/</text:span>h264Recordings<text:span text:style-name="T17">/&lt;lowering_id&gt;</text:span></text:p>
            </text:list-item>
          </text:list>
        </text:list-item>
      </text:list>
      <text:p text:style-name="P34"/>
      <text:list xml:id="list111032255705185" text:continue-numbering="true" text:style-name="L4">
        <text:list-item>
          <text:p text:style-name="P30">Pull SulisCam image files from vehicle to HDD connected to DataProc (MacMini)</text:p>
          <text:list>
            <text:list-item>
              <text:p text:style-name="P32">Destination: <text:span text:style-name="T17">/</text:span>StillCamera<text:span text:style-name="T17">/&lt;lowering_id&gt;</text:span></text:p>
            </text:list-item>
          </text:list>
        </text:list-item>
      </text:list>
      <text:p text:style-name="P34"/>
      <text:list xml:id="list111031538932896" text:continue-numbering="true" text:style-name="L4">
        <text:list-item>
          <text:p text:style-name="P30">Pull *.tif files from TIFGrabber to HDD connected to DataProc (MacMini)</text:p>
          <text:list>
            <text:list-item>
              <text:p text:style-name="P32">Destination: <text:span text:style-name="T17">/</text:span>TIFgrabs<text:span text:style-name="T17">/&lt;lowering_id&gt;</text:span></text:p>
            </text:list-item>
          </text:list>
        </text:list-item>
      </text:list>
      <text:p text:style-name="P34"/>
      <text:list xml:id="list111032159497791" text:continue-numbering="true" text:style-name="L4">
        <text:list-item>
          <text:p text:style-name="P30"><text:span text:style-name="T16">Pull</text:span> ProRES files from KiPro <text:span text:style-name="T16">Ultra</text:span> <text:span text:style-name="T16">drives</text:span> to HDD connected to DataProc (MacMini)</text:p>
          <text:list>
            <text:list-item>
              <text:p text:style-name="P32">Destination: <text:span text:style-name="T17">/</text:span>Highlights<text:span text:style-name="T17">/</text:span>Highlights_4K</text:p>
            </text:list-item>
          </text:list>
        </text:list-item>
      </text:list>
      <text:p text:style-name="P34"/>
      <text:list xml:id="list111032165241743" text:continue-numbering="true" text:style-name="L4">
        <text:list-item>
          <text:p text:style-name="P31"><text:span text:style-name="T16">Pull</text:span> ProRES files from KiPro <text:span text:style-name="T16">Rack</text:span> <text:span text:style-name="T16">drives</text:span> to HDD connected to DataProc (MacMini)</text:p>
          <text:list>
            <text:list-item>
              <text:p text:style-name="P32">Destination: <text:span text:style-name="T17">/</text:span>Highlights<text:span text:style-name="T17">/</text:span>Highlights_1080</text:p>
            </text:list-item>
          </text:list>
        </text:list-item>
      </text:list>
      <text:p text:style-name="P34"/>
      <text:list xml:id="list111032808941319" text:continue-numbering="true" text:style-name="L4">
        <text:list-item>
          <text:p text:style-name="P19"><text:span text:style-name="T11">P</text:span>ull <text:span text:style-name="T11">d</text:span>ata <text:span text:style-name="T15">files</text:span> from Dlog <text:span text:style-name="T14">to HDD connected to DataProc (MacMini)</text:span></text:p>
          <text:list>
            <text:list-item>
              <text:p text:style-name="P32">Destination: <text:span text:style-name="T17">/</text:span>Vehicle<text:span text:style-name="T17">/</text:span>RawData</text:p>
            </text:list-item>
          </text:list>
        </text:list-item>
      </text:list>
      <text:p text:style-name="P34"/>
      <text:list xml:id="list111031994535837" text:continue-numbering="true" text:style-name="L4">
        <text:list-item>
          <text:p text:style-name="P19"><text:span text:style-name="T11">P</text:span>ull <text:span text:style-name="T11">d</text:span>ata <text:span text:style-name="T15">files</text:span> from <text:span text:style-name="T16">Winch computer</text:span> <text:span text:style-name="T14">to HDD connected to DataProc (MacMini)</text:span></text:p>
          <text:list>
            <text:list-item>
              <text:p text:style-name="P32">Destination: <text:span text:style-name="T17">/</text:span>Winch<text:span text:style-name="T17">/</text:span>&lt;lowering_id&gt;</text:p>
            </text:list-item>
          </text:list>
        </text:list-item>
      </text:list>
      <text:p text:style-name="P34"/>
      <text:list xml:id="list111031742579698" text:continue-numbering="true" text:style-name="L4">
        <text:list-item>
          <text:p text:style-name="P19"><text:bookmark-start text:name="__DdeLink__361_3701777676"/><text:span text:style-name="T11">P</text:span>ull *.<text:span text:style-name="T16">DAT, underlay, and target</text:span> <text:span text:style-name="T15">files</text:span> from <text:span text:style-name="T16">NavG</text:span> <text:span text:style-name="T14">to HDD connected to DataProc (MacMini)</text:span></text:p>
          <text:list>
            <text:list-item>
              <text:p text:style-name="P32">Destination: <text:span text:style-name="T17">/</text:span>Vehicle<text:span text:style-name="T17">/</text:span>RawData/Navest</text:p>
            </text:list-item>
          </text:list>
        </text:list-item>
      </text:list>
      <text:p text:style-name="P34"><text:bookmark-end text:name="__DdeLink__361_3701777676"/></text:p>
      <text:list xml:id="list111032561063290" text:continue-numbering="true" text:style-name="L4">
        <text:list-item>
          <text:p text:style-name="P20"><text:span text:style-name="T19">Copy vehicle pre-dive images</text:span> <text:span text:style-name="T14">to HDD connected to DataProc (MacMini)</text:span></text:p>
          <text:list>
            <text:list-item>
              <text:p text:style-name="P33">Destination: <text:span text:style-name="T17">/Documentation/&lt;lowering_id&gt;</text:span>/<text:span text:style-name="T19">vehicle_layout</text:span></text:p>
            </text:list-item>
          </text:list>
        </text:list-item>
      </text:list>
      <text:p text:style-name="P35"/>
      <text:list xml:id="list111033343402574" text:continue-numbering="true" text:style-name="L4">
        <text:list-item>
          <text:p text:style-name="P37"><text:soft-page-break/>Run parse_data_by_date</text:p>
        </text:list-item>
        <text:list-item>
          <text:p text:style-name="P37">Run make_lowering</text:p>
        </text:list-item>
        <text:list-item>
          <text:p text:style-name="P37">Run make_1_lowering</text:p>
        </text:list-item>
      </text:list>
      <text:p text:style-name="P38"/>
      <text:list xml:id="list111033229683755" text:continue-numbering="true" text:style-name="L4">
        <text:list-item>
          <text:p text:style-name="P32">Perform ReNav</text:p>
        </text:list-item>
      </text:list>
      <text:p text:style-name="P34"/>
      <text:list xml:id="list111031873541028" text:continue-numbering="true" text:style-name="L4">
        <text:list-item>
          <text:p text:style-name="P36">Rename TIFgrab <text:span text:style-name="T18">image file</text:span>s</text:p>
        </text:list-item>
        <text:list-item>
          <text:p text:style-name="P36">Apply ReNav to TIFgrabs</text:p>
        </text:list-item>
      </text:list>
      <text:p text:style-name="P21"/>
      <text:list xml:id="list111033338089901" text:continue-numbering="true" text:style-name="L4">
        <text:list-item>
          <text:p text:style-name="P37">Create ReNav subtitles</text:p>
        </text:list-item>
        <text:list-item>
          <text:p text:style-name="P37">Create mkv files</text:p>
        </text:list-item>
      </text:list>
      <text:p text:style-name="P24"/>
      <text:list xml:id="list111033686162612" text:continue-numbering="true" text:style-name="L4">
        <text:list-item>
          <text:p text:style-name="P37">Rename ProRES files</text:p>
        </text:list-item>
        <text:list-item>
          <text:p text:style-name="P37">Apply ReNav</text:p>
        </text:list-item>
      </text:list>
      <text:p text:style-name="P38"/>
      <text:list xml:id="list111033603150935" text:continue-numbering="true" text:style-name="L4">
        <text:list-item>
          <text:p text:style-name="P37">Rename Sulis image files</text:p>
        </text:list-item>
        <text:list-item>
          <text:p text:style-name="P37">Apply ReNav</text:p>
          <text:p text:style-name="P37"/>
        </text:list-item>
        <text:list-item>
          <text:p text:style-name="P37">Apply ReNav to VV</text:p>
        </text:list-item>
        <text:list-item>
          <text:p text:style-name="P37">Export CSV from VV</text:p>
          <text:p text:style-name="P37"/>
        </text:list-item>
        <text:list-item>
          <text:p text:style-name="P37">Apply ReNav to Sealog</text:p>
        </text:list-item>
        <text:list-item>
          <text:p text:style-name="P37">Apply Sulis images to Sealog</text:p>
        </text:list-item>
        <text:list-item>
          <text:p text:style-name="P37">Backup Sealog lowering</text:p>
        </text:list-item>
        <text:list-item>
          <text:p text:style-name="P37">Pull backup to<text:span text:style-name="T14"> HDD connected to DataProc (MacMini)</text:span></text:p>
          <text:list>
            <text:list-item>
              <text:p text:style-name="P33">Destination: <text:span text:style-name="T17">/Sealog/</text:span>&lt;lowering_id&gt;</text:p>
            </text:list-item>
          </text:list>
          <text:p text:style-name="P37"/>
        </text:list-item>
        <text:list-item>
          <text:p text:style-name="P37">Build Dive Report <text:span text:style-name="T19">Seed for EL</text:span></text:p>
        </text:list-item>
      </text:list>
      <text:p text:style-name="P38"/>
      <text:list xml:id="list111033460198022" text:continue-numbering="true" text:style-name="L4">
        <text:list-item>
          <text:p text:style-name="P39">Copy Data to SciShar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Arial Unicode MS1" svg:font-family="'Arial Unicode MS'" style:font-family-generic="swiss"/>
    <style:font-face style:name="Helvetica Neue" svg:font-family="'Helvetica Neu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2:19:33.240542873</meta:creation-date>
    <meta:print-date>2018-09-19T12:28:36.482796338</meta:print-date>
    <dc:date>2019-06-16T11:10:31.200067705</dc:date>
    <meta:editing-duration>PT3H19M31S</meta:editing-duration>
    <meta:editing-cycles>5</meta:editing-cycles>
    <meta:generator>LibreOffice/6.1.0.3$MacOSX_X86_64 LibreOffice_project/efb621ed25068d70781dc026f7e9c5187a4decd1</meta:generator>
    <meta:document-statistic meta:table-count="0" meta:image-count="0" meta:object-count="0" meta:page-count="3" meta:paragraph-count="67" meta:word-count="373" meta:character-count="2387" meta:non-whitespace-character-count="2127"/>
  </office:meta>
</office:document-meta>
</file>